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BC_3a_address">
      <style:text-properties officeooo:paragraph-rsid="000630ef"/>
    </style:style>
    <style:style style:name="P2" style:family="paragraph" style:parent-style-name="SBC_3a_address">
      <style:text-properties officeooo:rsid="000630ef" officeooo:paragraph-rsid="000630ef"/>
    </style:style>
    <style:style style:name="P3" style:family="paragraph" style:parent-style-name="SBC_3a_title" style:master-page-name="Standard">
      <style:paragraph-properties style:page-number="auto"/>
      <style:text-properties officeooo:paragraph-rsid="000630ef"/>
    </style:style>
    <style:style style:name="P4" style:family="paragraph" style:parent-style-name="SBC_3a_paragraph">
      <style:text-properties officeooo:paragraph-rsid="005db0fb"/>
    </style:style>
    <style:style style:name="P5" style:family="paragraph" style:parent-style-name="SBC_3a_paragraph">
      <style:text-properties officeooo:rsid="0023cc60" officeooo:paragraph-rsid="005db0fb"/>
    </style:style>
    <style:style style:name="P6" style:family="paragraph" style:parent-style-name="SBC_3a_paragraph">
      <style:text-properties officeooo:rsid="00281875" officeooo:paragraph-rsid="005db0fb"/>
    </style:style>
    <style:style style:name="P7" style:family="paragraph" style:parent-style-name="SBC_3a_paragraph">
      <style:paragraph-properties fo:margin-left="0cm" fo:margin-right="0cm" fo:text-indent="0cm" style:auto-text-indent="false"/>
      <style:text-properties officeooo:paragraph-rsid="005db0fb"/>
    </style:style>
    <style:style style:name="P8" style:family="paragraph" style:parent-style-name="SBC_3a_paragraph_3a_first">
      <style:text-properties officeooo:paragraph-rsid="005db0fb"/>
    </style:style>
    <style:style style:name="P9" style:family="paragraph" style:parent-style-name="SBC_3a_title_3a_1">
      <style:text-properties fo:font-variant="normal" fo:text-transform="none" style:use-window-font-color="true" style:font-name="Times1" fo:font-size="13pt" fo:font-weight="bold" officeooo:rsid="00077fb8" officeooo:paragraph-rsid="00077fb8" style:font-name-asian="Times New Roman" style:font-size-asian="12pt" style:font-name-complex="Times New Roman" style:font-size-complex="10pt"/>
    </style:style>
    <style:style style:name="P10" style:family="paragraph" style:parent-style-name="SBC_3a_title_3a_1">
      <style:text-properties fo:font-variant="normal" fo:text-transform="none" style:use-window-font-color="true" style:font-name="Times1" fo:font-size="13pt" fo:font-weight="bold" officeooo:rsid="0012be1c" officeooo:paragraph-rsid="005db0fb" style:font-name-asian="Times New Roman" style:font-size-asian="12pt" style:font-name-complex="Times New Roman" style:font-size-complex="10pt"/>
    </style:style>
    <style:style style:name="P11" style:family="paragraph" style:parent-style-name="SBC_3a_title_3a_1">
      <style:text-properties officeooo:rsid="00114a1f" officeooo:paragraph-rsid="005db0fb"/>
    </style:style>
    <style:style style:name="P12" style:family="paragraph" style:parent-style-name="SBC_3a_title_3a_2">
      <style:text-properties officeooo:rsid="000800af" officeooo:paragraph-rsid="000800af"/>
    </style:style>
    <style:style style:name="P13" style:family="paragraph" style:parent-style-name="SBC_3a_title_3a_2">
      <style:text-properties officeooo:rsid="00114a1f" officeooo:paragraph-rsid="005db0fb"/>
    </style:style>
    <style:style style:name="P14" style:family="paragraph" style:parent-style-name="SBC_3a_title_3a_2">
      <style:text-properties officeooo:rsid="0012be1c" officeooo:paragraph-rsid="005db0fb"/>
    </style:style>
    <style:style style:name="P15" style:family="paragraph" style:parent-style-name="SBC_3a_title_3a_2">
      <style:text-properties officeooo:rsid="005f6d95" officeooo:paragraph-rsid="005f6d95"/>
    </style:style>
    <style:style style:name="P16" style:family="paragraph" style:parent-style-name="SBC_3a_title_3a_2">
      <style:text-properties officeooo:rsid="00607b94" officeooo:paragraph-rsid="00607b94"/>
    </style:style>
    <style:style style:name="T1" style:family="text">
      <style:text-properties style:text-position="super 58%" style:font-name="Liberation Serif" style:font-name-asian="Liberation Serif" style:font-name-complex="Liberation Serif"/>
    </style:style>
    <style:style style:name="T2" style:family="text">
      <style:text-properties fo:font-weight="bold" style:font-weight-asian="bold" style:font-weight-complex="bold"/>
    </style:style>
    <style:style style:name="T3" style:family="text">
      <style:text-properties fo:font-weight="bold" officeooo:rsid="000b8c6b" style:font-weight-asian="bold" style:font-weight-complex="bold"/>
    </style:style>
    <style:style style:name="T4" style:family="text">
      <style:text-properties officeooo:rsid="000630ef"/>
    </style:style>
    <style:style style:name="T5" style:family="text">
      <style:text-properties style:use-window-font-color="true" style:font-name="Times1" fo:font-size="12pt" fo:font-weight="normal" officeooo:rsid="000630ef" style:font-name-asian="Times New Roman" style:font-size-asian="12pt" style:font-name-complex="Times New Roman" style:font-size-complex="10pt"/>
    </style:style>
    <style:style style:name="T6" style:family="text">
      <style:text-properties style:use-window-font-color="true" style:font-name="Times1" fo:font-size="12pt" fo:font-style="italic" fo:font-weight="normal" officeooo:rsid="00077fb8" style:font-name-asian="Times New Roman" style:font-size-asian="12pt" style:font-name-complex="Times New Roman" style:font-size-complex="10pt"/>
    </style:style>
    <style:style style:name="T7" style:family="text">
      <style:text-properties style:use-window-font-color="true" style:font-name="Times1" fo:font-size="12pt" fo:font-style="italic" fo:font-weight="normal" officeooo:rsid="005a90d9" style:font-name-asian="Times New Roman" style:font-size-asian="12pt" style:font-name-complex="Times New Roman" style:font-size-complex="10pt"/>
    </style:style>
    <style:style style:name="T8" style:family="text">
      <style:text-properties style:use-window-font-color="true" style:font-name="Times1" fo:font-size="12pt" fo:font-style="italic" fo:font-weight="normal" officeooo:rsid="00607b94" style:font-name-asian="Times New Roman" style:font-size-asian="12pt" style:font-name-complex="Times New Roman" style:font-size-complex="10pt"/>
    </style:style>
    <style:style style:name="T9" style:family="text">
      <style:text-properties officeooo:rsid="00073364"/>
    </style:style>
    <style:style style:name="T10" style:family="text">
      <style:text-properties officeooo:rsid="000b8c6b"/>
    </style:style>
    <style:style style:name="T11" style:family="text">
      <style:text-properties fo:color="#000000" style:font-name="Times1" fo:font-size="12pt" fo:language="pt" fo:country="BR" fo:font-weight="bold" officeooo:rsid="005d0299" style:font-name-asian="Times New Roman" style:font-size-asian="12pt" style:language-asian="pt" style:country-asian="BR" style:font-weight-asian="bold" style:font-name-complex="Times New Roman" style:font-size-complex="10pt" style:font-weight-complex="bold"/>
    </style:style>
    <style:style style:name="T12" style:family="text">
      <style:text-properties fo:color="#000000" style:font-name="Times1" fo:font-size="12pt" fo:language="pt" fo:country="BR" fo:font-weight="normal" officeooo:rsid="000ce43a" style:font-name-asian="Times New Roman" style:font-size-asian="12pt" style:language-asian="pt" style:country-asian="BR" style:font-name-complex="Times New Roman" style:font-size-complex="10pt"/>
    </style:style>
    <style:style style:name="T13" style:family="text">
      <style:text-properties fo:color="#000000" style:font-name="Times1" fo:font-size="12pt" fo:language="pt" fo:country="BR" fo:font-weight="normal" officeooo:rsid="000df990" style:font-name-asian="Times New Roman" style:font-size-asian="12pt" style:language-asian="pt" style:country-asian="BR" style:font-name-complex="Times New Roman" style:font-size-complex="10pt"/>
    </style:style>
    <style:style style:name="T14" style:family="text">
      <style:text-properties fo:color="#000000" style:font-name="Times1" fo:font-size="12pt" fo:language="pt" fo:country="BR" fo:font-weight="normal" officeooo:rsid="0020fbef" style:font-name-asian="Times New Roman" style:font-size-asian="12pt" style:language-asian="pt" style:country-asian="BR" style:font-name-complex="Times New Roman" style:font-size-complex="10pt"/>
    </style:style>
    <style:style style:name="T15" style:family="text">
      <style:text-properties fo:color="#000000" style:font-name="Times1" fo:font-size="12pt" fo:language="pt" fo:country="BR" fo:font-weight="normal" officeooo:rsid="00221487" style:font-name-asian="Times New Roman" style:font-size-asian="12pt" style:language-asian="pt" style:country-asian="BR" style:font-name-complex="Times New Roman" style:font-size-complex="10pt"/>
    </style:style>
    <style:style style:name="T16" style:family="text">
      <style:text-properties fo:color="#000000" style:font-name="Times1" fo:font-size="12pt" fo:language="pt" fo:country="BR" fo:font-weight="normal" officeooo:rsid="005db0fb" style:font-name-asian="Times New Roman" style:font-size-asian="12pt" style:language-asian="pt" style:country-asian="BR" style:font-name-complex="Times New Roman" style:font-size-complex="10pt"/>
    </style:style>
    <style:style style:name="T17" style:family="text">
      <style:text-properties fo:color="#000000" style:font-name="Times1" fo:font-size="12pt" fo:language="pt" fo:country="BR" fo:font-style="normal" fo:font-weight="bold" officeooo:rsid="005d0299" style:font-name-asian="Times New Roman" style:font-size-asian="12pt" style:language-asian="pt" style:country-asian="BR" style:font-style-asian="normal" style:font-weight-asian="bold" style:font-name-complex="Times New Roman" style:font-size-complex="10pt" style:font-style-complex="normal" style:font-weight-complex="bold"/>
    </style:style>
    <style:style style:name="T18" style:family="text">
      <style:text-properties style:text-position="sub 58%" officeooo:rsid="00221487"/>
    </style:style>
    <style:style style:name="T19" style:family="text">
      <style:text-properties style:text-position="sub 58%" style:font-name="Liberation Serif" style:font-name-asian="Liberation Serif" style:font-name-complex="Liberation Serif"/>
    </style:style>
    <style:style style:name="T20" style:family="text">
      <style:text-properties style:text-position="sub 58%" style:font-name="Liberation Serif" officeooo:rsid="0023cc60" style:font-name-asian="Liberation Serif" style:font-name-complex="Liberation Serif"/>
    </style:style>
    <style:style style:name="T21" style:family="text">
      <style:text-properties style:text-position="sub 58%" officeooo:rsid="0023cc60"/>
    </style:style>
    <style:style style:name="T22" style:family="text">
      <style:text-properties officeooo:rsid="0020fbef"/>
    </style:style>
    <style:style style:name="T23" style:family="text">
      <style:text-properties officeooo:rsid="00221487"/>
    </style:style>
    <style:style style:name="T24" style:family="text">
      <style:text-properties style:text-position="0% 100%" officeooo:rsid="00221487"/>
    </style:style>
    <style:style style:name="T25" style:family="text">
      <style:text-properties style:text-position="0% 100%" style:font-name="Liberation Serif" style:font-name-asian="Liberation Serif" style:font-name-complex="Liberation Serif"/>
    </style:style>
    <style:style style:name="T26" style:family="text">
      <style:text-properties style:text-position="0% 100%" style:font-name="Liberation Serif" officeooo:rsid="0023cc60" style:font-name-asian="Liberation Serif" style:font-name-complex="Liberation Serif"/>
    </style:style>
    <style:style style:name="T27" style:family="text">
      <style:text-properties style:text-position="0% 100%" style:font-name="Liberation Serif" officeooo:rsid="00281875" style:font-name-asian="Liberation Serif" style:font-name-complex="Liberation Serif"/>
    </style:style>
    <style:style style:name="T28" style:family="text">
      <style:text-properties style:text-position="0% 100%" style:font-name="Liberation Serif" officeooo:rsid="00221487" style:font-name-asian="Liberation Serif" style:font-name-complex="Liberation Serif"/>
    </style:style>
    <style:style style:name="T29" style:family="text">
      <style:text-properties style:text-position="0% 100%" style:font-name="Liberation Serif" officeooo:rsid="002c540b" style:font-name-asian="Liberation Serif" style:font-name-complex="Liberation Serif"/>
    </style:style>
    <style:style style:name="T30" style:family="text">
      <style:text-properties officeooo:rsid="0023cc60"/>
    </style:style>
    <style:style style:name="T31" style:family="text">
      <style:text-properties officeooo:rsid="0028736e"/>
    </style:style>
    <style:style style:name="T32" style:family="text">
      <style:text-properties officeooo:rsid="002fa1f7"/>
    </style:style>
    <style:style style:name="T33" style:family="text">
      <style:text-properties fo:font-variant="normal" fo:text-transform="none" style:use-window-font-color="true" style:font-name="Times1" fo:font-size="16pt" fo:font-weight="bold" officeooo:rsid="005a90d9" style:font-name-asian="Times New Roman" style:font-size-asian="12pt" style:font-name-complex="Times New Roman" style:font-size-complex="10pt"/>
    </style:style>
    <style:style style:name="T34" style:family="text">
      <style:text-properties officeooo:rsid="005c0a0c"/>
    </style:style>
    <style:style style:name="T35" style:family="text">
      <style:text-properties officeooo:rsid="005d0299"/>
    </style:style>
    <style:style style:name="T36" style:family="text">
      <style:text-properties officeooo:rsid="005db0fb"/>
    </style:style>
    <style:style style:name="T37" style:family="text">
      <style:text-properties officeooo:rsid="001158ef"/>
    </style:style>
    <style:style style:name="T38" style:family="text">
      <style:text-properties officeooo:rsid="00607b94"/>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Relatório sobre a implementação </text:span><text:span text:style-name="T33">do algoritmo genético aplicado ao</text:span><text:span text:style-name="T4"> problema do caixeiro viajante e suas conclusões</text:span></text:p>
      <text:p text:style-name="SBC_3a_author_28_s_29_">Lu<text:span text:style-name="T4">is</text:span> P. <text:span text:style-name="T4">A. Afonso</text:span>, <text:span text:style-name="T4">Vitor A. C. Silva</text:span></text:p>
      <text:p text:style-name="SBC_3a_institution"><text:span text:style-name="T4">Departamento</text:span> de Informática – Universidade <text:span text:style-name="T5">Estadual de Maringá</text:span> (<text:span text:style-name="T4">UEM</text:span>)</text:p>
      <text:p text:style-name="P1">Av. Colombo, 5790 – Jd. Universitário CEP 87020-900</text:p>
      <text:p text:style-name="P2">Maringá – Pr - Brasil</text:p>
      <text:p text:style-name="SBC_3a_email">{<text:span text:style-name="T4">ra77429</text:span>,<text:span text:style-name="T4">ra104409</text:span>}@<text:span text:style-name="T4">uem</text:span>.br</text:p>
      <text:p text:style-name="SBC_3a_abstract"><text:span text:style-name="T2">Abstract.</text:span> This report describes the implementation and tests of the genetic algorithm with local search applied to the traveling salesman problem presented for the course “Algorithmic Modeling and Optimization” taught by Prof. Dr. Ademir Aparecido Constantino, as a requirement for completion of the subject.</text:p>
      <text:p text:style-name="SBC_3a_resumo"><text:span text:style-name="T2">Resumo.</text:span> <text:span text:style-name="T6">Este relatório descreve</text:span><text:span text:style-name="T9"> a implementação e testes d</text:span><text:span text:style-name="T7">o algor</text:span><text:span text:style-name="T8">i</text:span><text:span text:style-name="T7">tmo genético com busca local</text:span><text:span text:style-name="T9"> </text:span><text:span text:style-name="T7">aplicado a</text:span><text:span text:style-name="T9">o problema do caixeiro viajante </text:span>apresentado<text:span text:style-name="T9">s</text:span> para a disciplina “Modelagem e otimização algorítmica" ministrada pelo Prof. Dr. Ademir Aparecido Constantino, como requisito para conclusão da matéria.<text:tab/></text:p>
      <text:h text:style-name="P9" text:outline-level="1">Introdução</text:h>
      <text:h text:style-name="P12" text:outline-level="2">Visão geral</text:h>
      <text:p text:style-name="SBC_3a_paragraph_3a_first">Este relatório tem por finalidade descrever e apresentar questões relacionadas ao problema do caixeiro viajante, sendo elas: abordar as implementações propostas d<text:span text:style-name="T34">o</text:span> algoritmo <text:span text:style-name="T34">meta-</text:span>heurístico <text:span text:style-name="T34">genético</text:span> <text:span text:style-name="T34">com busca local </text:span>para obter uma solução geral viável para casos conhecidos da literatura; sendo ele implementado usando <text:span text:style-name="T34">dois operadores de cruzamento com comparações </text:span><text:span text:style-name="T35">de desempenho </text:span><text:span text:style-name="T34">entre ambos. </text:span></text:p>
      <text:h text:style-name="P16" text:outline-level="2">O algoritmo genético</text:h>
      <text:h text:style-name="SBC_3a_title_3a_1" text:outline-level="1">Operadores de cruzamento implementado<text:span text:style-name="T38">s</text:span></text:h>
      <text:h text:style-name="SBC_3a_title_3a_2" text:outline-level="2"><text:span text:style-name="T17">Cycle crossover</text:span></text:h>
      <text:h text:style-name="SBC_3a_title_3a_2" text:outline-level="2"><text:span text:style-name="T11">Position based crossover</text:span></text:h>
      <text:h text:style-name="SBC_3a_title_3a_1" text:outline-level="1">Estudo da influência dos parâmetros utilizados</text:h>
      <text:p text:style-name="SBC_3a_paragraph_3a_first"/>
      <text:h text:style-name="SBC_3a_title_3a_1" text:outline-level="1">Busca local</text:h>
      <text:h text:style-name="SBC_3a_title_3a_1" text:outline-level="1">Casos de testes usados para validação</text:h>
      <text:p text:style-name="P8">Os casos de testes requisitados para o relatório foram: </text:p>
      <text:p text:style-name="P4">pr1002 (1002-city problem (Padberg/Rinaldi))</text:p>
      <text:p text:style-name="P4">fnl4461 (Die 5 neuen Laender Deutschlands (Ex-DDR) (Bachem/Wottawa))</text:p>
      <text:p text:style-name="P4">pla7397 (Programmed logic array (Johnson))</text:p>
      <text:p text:style-name="P4"><text:soft-page-break/>brd14051 (BR Deutschland in den Grenzen von 1989 (Bachem/Wottawa))</text:p>
      <text:p text:style-name="P4">d15112 (Deutschland-Problem (A.Rohe))</text:p>
      <text:p text:style-name="P4">d18512 (Bundesrepublik Deutschland (mit Ex-DDR) (Bachem/Wottawa))</text:p>
      <text:p text:style-name="P4">pla33810 (Programmed logic array (Johnson))</text:p>
      <text:p text:style-name="P4">pla85900 (Programmed logic array (Johnson))</text:p>
      <text:p text:style-name="P7"><text:tab/>Os resultados obtidos a partir de cada teste, assim como a execução ou não de cada um será discutido posteriormente.</text:p>
      <text:h text:style-name="P13" text:outline-level="2">Especificações das máquinas usadas para os testes</text:h>
      <text:p text:style-name="P8">Por conta da limitação de tempo <text:span text:style-name="T16">a execução dos testes foi realizada em uma única máquina com 8 núcleos sempre com 6 testes sendo executados simultaneamente.</text:span></text:p>
      <text:p text:style-name="P4"><text:span text:style-name="T37">Máquina </text:span><text:span text:style-name="T36">1</text:span><text:span text:style-name="T37"> - Intel(R) Core(TM) i7-3770 CPU @3.40GHz, <text:s/>8 Threa</text:span><text:span text:style-name="T36">ds</text:span></text:p>
      <text:p text:style-name="P7"/>
      <text:h text:style-name="P11" text:outline-level="1">Descrição do problema</text:h>
      <text:h text:style-name="P13" text:outline-level="2">O problema do caixeiro viajante</text:h>
      <text:p text:style-name="P8"><text:span text:style-name="T14">O problema do c</text:span>aixeiro viajante <text:span text:style-name="T22">consiste <text:s/>em</text:span> visitar n cidades diferentes, iniciando e encerrando sua viagem na <text:span text:style-name="T14">mesma</text:span> cidade <text:span text:style-name="T12">(neste trabalho </text:span><text:span text:style-name="T13">o </text:span><text:span text:style-name="T12">vértice </text:span><text:span text:style-name="T13">de origem é </text:span><text:span text:style-name="T12">1).</text:span> <text:span text:style-name="T22">As cidades podem ser visitadas em qualquer ordem e</text:span> de cada uma delas pode-se ir diretamente a qualquer outra.</text:p>
      <text:p text:style-name="P4">O problema do caixeiro viajante consiste em descobrir a rota que torna mínima a viagem total. <text:span text:style-name="T23">A</text:span><text:span text:style-name="T15">s cidades e distâncias</text:span><text:span text:style-name="T23"> entre elas são representadas por um grafo G = (V,A) onde cada vértice v∊V </text:span><text:span text:style-name="T15">é representado por</text:span><text:span text:style-name="T23"> coordenadas cartesianas (x,y) e cada aresta </text:span><text:span text:style-name="T32">c</text:span><text:span text:style-name="T18">i,j</text:span><text:span text:style-name="T23">∊A <text:s text:c="2"/>é a distância euclidiana entre um vértice v</text:span><text:span text:style-name="T18">i</text:span><text:span text:style-name="T24"> ∊V <text:s/>e um vértice v</text:span><text:span text:style-name="T18">j </text:span><text:span text:style-name="T24">∊V.</text:span></text:p>
      <text:h text:style-name="P14" text:outline-level="2">Implicações sobre obtenção de resultados viáveis</text:h>
      <text:p text:style-name="P8">Formulação de Miller–Tucker–Zemlin (1960) do problema clássico do TSP:</text:p>
      <text:p text:style-name="P5">min Z = <draw:frame draw:style-name="fr1" draw:name="Objeto1" text:anchor-type="as-char" svg:width="2.357cm" svg:height="1.139cm" draw:z-index="0"><draw:object xlink:href="./Object 1" xlink:type="simple" xlink:show="embed" xlink:actuate="onLoad"/><draw:image xlink:href="./ObjectReplacements/Object 1" xlink:type="simple" xlink:show="embed" xlink:actuate="onLoad"/><svg:desc>fórmula</svg:desc></draw:frame></text:p>
      <text:p text:style-name="P5"><text:span text:style-name="T31">sujeito a</text:span> <draw:frame draw:style-name="fr1" draw:name="Objeto2" text:anchor-type="as-char" svg:width="1.884cm" svg:height="1.139cm" draw:z-index="1"><draw:object xlink:href="./Object 2" xlink:type="simple" xlink:show="embed" xlink:actuate="onLoad"/><draw:image xlink:href="./ObjectReplacements/Object 2" xlink:type="simple" xlink:show="embed" xlink:actuate="onLoad"/><svg:desc>fórmula</svg:desc></draw:frame>,<text:tab/><text:tab/>j = 1, 2,…,n</text:p>
      <text:p text:style-name="P5"><text:s text:c="14"/><draw:frame draw:style-name="fr1" draw:name="Objeto3" text:anchor-type="as-char" svg:width="1.884cm" svg:height="1.139cm" draw:z-index="2"><draw:object xlink:href="./Object 3" xlink:type="simple" xlink:show="embed" xlink:actuate="onLoad"/><draw:image xlink:href="./ObjectReplacements/Object 3" xlink:type="simple" xlink:show="embed" xlink:actuate="onLoad"/><svg:desc>fórmula</svg:desc></draw:frame>,<text:tab/><text:tab/>i = 1, 2,…,n</text:p>
      <text:p text:style-name="P4"><text:span text:style-name="T30"><text:tab/> <text:s text:c="3"/>u</text:span><text:span text:style-name="T21">i</text:span><text:span text:style-name="T30"> – u</text:span><text:span text:style-name="T21">j</text:span><text:span text:style-name="T30"> + nx</text:span><text:span text:style-name="T21">ij </text:span><text:span text:style-name="T26">≤ n – 1, <text:s text:c="9"/></text:span><text:span text:style-name="T27">2</text:span><text:span text:style-name="T26"> </text:span><text:span text:style-name="T27">≤ </text:span><text:span text:style-name="T27"><draw:frame draw:style-name="fr1" draw:name="Objeto4" text:anchor-type="as-char" svg:width="0.88cm" svg:height="0.474cm" draw:z-index="3"><draw:object xlink:href="./Object 4" xlink:type="simple" xlink:show="embed" xlink:actuate="onLoad"/><draw:image xlink:href="./ObjectReplacements/Object 4" xlink:type="simple" xlink:show="embed" xlink:actuate="onLoad"/><svg:desc>fórmula</svg:desc></draw:frame></text:span><text:span text:style-name="T27">≤ n,</text:span></text:p>
      <text:p text:style-name="P6"><text:span text:style-name="T25"><text:s text:c="15"/>x</text:span><text:span text:style-name="T19">ij </text:span><text:span text:style-name="T28">∊</text:span><text:span text:style-name="T25">{0,1} i,j = 1, 2,…,n, <text:s text:c="7"/></text:span><text:span text:style-name="T25"><draw:frame draw:style-name="fr1" draw:name="Objeto5" text:anchor-type="as-char" svg:width="0.88cm" svg:height="0.474cm" draw:z-index="4"><draw:object xlink:href="./Object 5" xlink:type="simple" xlink:show="embed" xlink:actuate="onLoad"/><draw:image xlink:href="./ObjectReplacements/Object 5" xlink:type="simple" xlink:show="embed" xlink:actuate="onLoad"/><svg:desc>fórmula</svg:desc></draw:frame></text:span></text:p>
      <text:p text:style-name="P6"><text:span text:style-name="T26"><text:s text:c="15"/>u</text:span><text:span text:style-name="T20">i </text:span><text:span text:style-name="T28">∊</text:span><text:span text:style-name="T25">R</text:span><text:span text:style-name="T1">+ <text:s/></text:span><text:span text:style-name="T25">i = 1,2,…,n.</text:span></text:p>
      <text:p text:style-name="P6"><text:span text:style-name="T25">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29">então, para dimensões elevadas, a resolução por métodos de programação matemática fica impeditivo em termos de tempo computacional. Portanto, a abordagem de solução heurística e aproximativa é mais útil para as aplicações que </text:span><text:soft-page-break/><text:span text:style-name="T29">preferem o tempo de execução do algoritmo em relação à precisão do resultado. </text:span></text:p>
      <text:h text:style-name="P10" text:outline-level="1">Resultados obtidos por experimentações</text:h>
      <text:h text:style-name="P14" text:outline-level="2">Considerações sobre a experimentação</text:h>
      <text:h text:style-name="P15" text:outline-level="2">Gráfico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35</meta:editing-cycles>
    <meta:editing-duration>PT9H9M28S</meta:editing-duration>
    <dc:date>2022-05-09T16:57:44.848766973</dc:date>
    <meta:document-statistic meta:table-count="0" meta:image-count="0" meta:object-count="5" meta:page-count="3" meta:paragraph-count="47" meta:word-count="602" meta:character-count="4036" meta:non-whitespace-character-count="341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